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E000000EEBBC7AE36.png"/>
  <manifest:file-entry manifest:media-type="image/png" manifest:full-path="Pictures/1000020100000235000000EEF5F1D69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opacity="0%" draw:opacity="0%" draw:textarea-vertical-align="middl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100%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star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.3cm" svg:height="0.7cm" svg:x="18.8cm" svg:y="4.4cm">
          <text:p text:style-name="P1"><text:span text:style-name="T1">110V</text:span></text:p>
        </draw:rect>
        <draw:rect draw:style-name="gr1" draw:text-style-name="P4" draw:layer="layout" svg:width="1.3cm" svg:height="0.7cm" svg:x="18.8cm" svg:y="5.5cm">
          <text:p text:style-name="P3"><text:span text:style-name="T2">100V</text:span></text:p>
        </draw:rect>
        <draw:rect draw:style-name="gr1" draw:text-style-name="P4" draw:layer="layout" svg:width="1.3cm" svg:height="0.7cm" svg:x="15.7cm" svg:y="5.5cm">
          <text:p text:style-name="P1"><text:span text:style-name="T2">50V</text:span></text:p>
        </draw:rect>
        <draw:rect draw:style-name="gr1" draw:text-style-name="P4" draw:layer="layout" svg:width="1.3cm" svg:height="0.7cm" svg:x="12.5cm" svg:y="5.5cm">
          <text:p text:style-name="P1"><text:span text:style-name="T2">50V</text:span></text:p>
        </draw:rect>
        <draw:rect draw:style-name="gr1" draw:text-style-name="P4" draw:layer="layout" svg:width="1.3cm" svg:height="0.7cm" svg:x="9.3cm" svg:y="5.5cm">
          <text:p text:style-name="P1"><text:span text:style-name="T2">10V</text:span></text:p>
        </draw:rect>
        <draw:rect draw:style-name="gr1" draw:text-style-name="P4" draw:layer="layout" svg:width="1.3cm" svg:height="0.7cm" svg:x="5.2cm" svg:y="5.6cm">
          <text:p text:style-name="P1"><text:span text:style-name="T2">0.5V</text:span></text:p>
        </draw:rect>
        <draw:frame draw:style-name="gr2" draw:text-style-name="P1" draw:layer="layout" svg:width="20.18cm" svg:height="8.5cm" svg:x="4.5cm" svg:y="10.7cm">
          <draw:image xlink:href="Pictures/1000020100000235000000EEF5F1D69E.png" xlink:type="simple" xlink:show="embed" xlink:actuate="onLoad">
            <text:p/>
          </draw:image>
        </draw:frame>
        <draw:rect draw:style-name="gr1" draw:text-style-name="P4" draw:layer="layout" svg:width="1.3cm" svg:height="0.7cm" svg:x="17.2cm" svg:y="14.6cm">
          <text:p text:style-name="P1"><text:span text:style-name="T2">10V</text:span></text:p>
        </draw:rect>
        <draw:rect draw:style-name="gr1" draw:text-style-name="P4" draw:layer="layout" svg:width="1.3cm" svg:height="0.7cm" svg:x="15.9cm" svg:y="14.6cm">
          <text:p text:style-name="P1"><text:span text:style-name="T2">50V</text:span></text:p>
        </draw:rect>
        <draw:rect draw:style-name="gr1" draw:text-style-name="P4" draw:layer="layout" svg:width="1.3cm" svg:height="0.7cm" svg:x="12.7cm" svg:y="14.6cm">
          <text:p text:style-name="P1"><text:span text:style-name="T2">50V</text:span></text:p>
        </draw:rect>
        <draw:rect draw:style-name="gr1" draw:text-style-name="P4" draw:layer="layout" svg:width="1.3cm" svg:height="0.7cm" svg:x="9.5cm" svg:y="14.6cm">
          <text:p text:style-name="P1"><text:span text:style-name="T2">10V</text:span></text:p>
        </draw:rect>
        <draw:rect draw:style-name="gr1" draw:text-style-name="P4" draw:layer="layout" svg:width="1.3cm" svg:height="0.7cm" svg:x="5.4cm" svg:y="14.7cm">
          <text:p text:style-name="P1"><text:span text:style-name="T2">0.5V</text:span></text:p>
        </draw:rect>
        <draw:rect draw:style-name="gr1" draw:text-style-name="P2" draw:layer="layout" svg:width="1.3cm" svg:height="0.7cm" svg:x="19cm" svg:y="13.5cm">
          <text:p text:style-name="P1"><text:span text:style-name="T1">110V</text:span></text:p>
        </draw:rect>
        <draw:rect draw:style-name="gr1" draw:text-style-name="P2" draw:layer="layout" svg:width="1.3cm" svg:height="0.7cm" svg:x="22cm" svg:y="10.5cm">
          <text:p text:style-name="P1"><text:span text:style-name="T1">0V</text:span></text:p>
        </draw:rect>
        <draw:rect draw:style-name="gr1" draw:text-style-name="P2" draw:layer="layout" svg:width="1.3cm" svg:height="0.7cm" svg:x="20.9cm" svg:y="10.5cm">
          <text:p text:style-name="P1"><text:span text:style-name="T1">50V</text:span></text:p>
        </draw:rect>
        <draw:rect draw:style-name="gr3" draw:text-style-name="P2" draw:layer="layout" svg:width="3.6cm" svg:height="1.4cm" svg:x="22cm" svg:y="14.1cm">
          <text:p text:style-name="P5"><text:span text:style-name="T1">-70V</text:span></text:p>
        </draw:rect>
        <draw:rect draw:style-name="gr1" draw:text-style-name="P2" draw:layer="layout" svg:width="1.3cm" svg:height="0.7cm" svg:x="20.9cm" svg:y="13.3cm">
          <text:p text:style-name="P1"><text:span text:style-name="T1">-78V</text:span></text:p>
        </draw:rect>
        <draw:rect draw:style-name="gr1" draw:text-style-name="P2" draw:layer="layout" svg:width="1.3cm" svg:height="0.7cm" svg:x="20.9cm" svg:y="15.9cm">
          <text:p text:style-name="P1"><text:span text:style-name="T1">-78V</text:span></text:p>
        </draw:rect>
        <draw:rect draw:style-name="gr1" draw:text-style-name="P2" draw:layer="layout" svg:width="1.3cm" svg:height="0.7cm" svg:x="19cm" svg:y="15.6cm">
          <text:p text:style-name="P1"><text:span text:style-name="T1">110V</text:span></text:p>
        </draw:rect>
        <draw:rect draw:style-name="gr1" draw:text-style-name="P2" draw:layer="layout" svg:width="1.3cm" svg:height="0.7cm" svg:x="17.2cm" svg:y="12.6cm">
          <text:p text:style-name="P1"><text:span text:style-name="T1">0V</text:span></text:p>
        </draw:rect>
        <draw:rect draw:style-name="gr1" draw:text-style-name="P2" draw:layer="layout" svg:width="1.3cm" svg:height="0.7cm" svg:x="11cm" svg:y="11.6cm">
          <text:p text:style-name="P1"><text:span text:style-name="T1">-1.7V</text:span></text:p>
        </draw:rect>
        <draw:rect draw:style-name="gr1" draw:text-style-name="P2" draw:layer="layout" svg:width="1.3cm" svg:height="0.7cm" svg:x="15.1cm" svg:y="16.8cm">
          <text:p text:style-name="P1"><text:span text:style-name="T1">130V</text:span></text:p>
        </draw:rect>
        <draw:rect draw:style-name="gr1" draw:text-style-name="P2" draw:layer="layout" svg:width="1.3cm" svg:height="0.7cm" svg:x="15cm" svg:y="12.1cm">
          <text:p text:style-name="P1"><text:span text:style-name="T1">130V</text:span></text:p>
        </draw:rect>
        <draw:rect draw:style-name="gr1" draw:text-style-name="P2" draw:layer="layout" svg:width="1.3cm" svg:height="0.7cm" svg:x="17.2cm" svg:y="16.5cm">
          <text:p text:style-name="P1"><text:span text:style-name="T1">0V</text:span></text:p>
        </draw:rect>
        <draw:rect draw:style-name="gr1" draw:text-style-name="P2" draw:layer="layout" svg:width="1.3cm" svg:height="0.7cm" svg:x="5.1cm" svg:y="12.2cm">
          <text:p text:style-name="P1"><text:span text:style-name="T1">-1.7V</text:span></text:p>
        </draw:rect>
        <draw:rect draw:style-name="gr1" draw:text-style-name="P2" draw:layer="layout" svg:width="1.3cm" svg:height="0.7cm" svg:x="5cm" svg:y="17.6cm">
          <text:p text:style-name="P1"><text:span text:style-name="T1">0V</text:span></text:p>
        </draw:rect>
        <draw:rect draw:style-name="gr1" draw:text-style-name="P2" draw:layer="layout" svg:width="1.3cm" svg:height="0.7cm" svg:x="10.9cm" svg:y="17.5cm">
          <text:p text:style-name="P1"><text:span text:style-name="T1">0V</text:span></text:p>
        </draw:rect>
        <draw:rect draw:style-name="gr1" draw:text-style-name="P4" draw:layer="layout" svg:width="1.3cm" svg:height="0.7cm" svg:x="16.9cm" svg:y="5.5cm">
          <text:p text:style-name="P1"><text:span text:style-name="T2">30V</text:span></text:p>
        </draw:rect>
        <draw:rect draw:style-name="gr1" draw:text-style-name="P4" draw:layer="layout" svg:width="1.3cm" svg:height="0.7cm" svg:x="18.9cm" svg:y="14.6cm">
          <text:p text:style-name="P1"><text:span text:style-name="T2">100V</text:span></text:p>
        </draw:rect>
        <draw:frame draw:style-name="gr2" draw:text-style-name="P1" draw:layer="layout" svg:width="20.282cm" svg:height="8.181cm" svg:x="4.318cm" svg:y="1.8cm">
          <draw:image xlink:href="Pictures/100002010000024E000000EEBBC7AE36.png" xlink:type="simple" xlink:show="embed" xlink:actuate="onLoad">
            <text:p/>
          </draw:image>
        </draw:frame>
        <draw:rect draw:style-name="gr1" draw:text-style-name="P2" draw:layer="layout" svg:width="1.3cm" svg:height="0.7cm" svg:x="18.8cm" svg:y="4.4cm">
          <text:p text:style-name="P1"><text:span text:style-name="T1">110V</text:span></text:p>
        </draw:rect>
        <draw:rect draw:style-name="gr1" draw:text-style-name="P2" draw:layer="layout" svg:width="1.3cm" svg:height="0.7cm" svg:x="21.8cm" svg:y="1.4cm">
          <text:p text:style-name="P1"><text:span text:style-name="T1">0V</text:span></text:p>
        </draw:rect>
        <draw:rect draw:style-name="gr1" draw:text-style-name="P2" draw:layer="layout" svg:width="1.3cm" svg:height="0.7cm" svg:x="20.7cm" svg:y="1.4cm">
          <text:p text:style-name="P1"><text:span text:style-name="T1">50V</text:span></text:p>
        </draw:rect>
        <draw:rect draw:style-name="gr3" draw:text-style-name="P2" draw:layer="layout" svg:width="1.3cm" svg:height="0.9cm" svg:x="21.8cm" svg:y="5.4cm">
          <text:p text:style-name="P1"><text:span text:style-name="T1">-70V</text:span></text:p>
        </draw:rect>
        <draw:rect draw:style-name="gr1" draw:text-style-name="P2" draw:layer="layout" svg:width="1.3cm" svg:height="0.7cm" svg:x="20.7cm" svg:y="4.2cm">
          <text:p text:style-name="P1"><text:span text:style-name="T1">-78V</text:span></text:p>
        </draw:rect>
        <draw:rect draw:style-name="gr1" draw:text-style-name="P2" draw:layer="layout" svg:width="1.3cm" svg:height="0.7cm" svg:x="20.7cm" svg:y="6.8cm">
          <text:p text:style-name="P1"><text:span text:style-name="T1">-78V</text:span></text:p>
        </draw:rect>
        <draw:rect draw:style-name="gr1" draw:text-style-name="P2" draw:layer="layout" svg:width="1.3cm" svg:height="0.7cm" svg:x="18.8cm" svg:y="6.5cm">
          <text:p text:style-name="P1"><text:span text:style-name="T1">110V</text:span></text:p>
        </draw:rect>
        <draw:rect draw:style-name="gr1" draw:text-style-name="P2" draw:layer="layout" svg:width="1.3cm" svg:height="0.7cm" svg:x="17cm" svg:y="3.5cm">
          <text:p text:style-name="P1"><text:span text:style-name="T1">0V</text:span></text:p>
        </draw:rect>
        <draw:rect draw:style-name="gr1" draw:text-style-name="P2" draw:layer="layout" svg:width="1.3cm" svg:height="0.7cm" svg:x="10.9cm" svg:y="2.5cm">
          <text:p text:style-name="P1"><text:span text:style-name="T1">-1.7V</text:span></text:p>
        </draw:rect>
        <draw:rect draw:style-name="gr1" draw:text-style-name="P2" draw:layer="layout" svg:width="1.3cm" svg:height="0.7cm" svg:x="14.9cm" svg:y="7.7cm">
          <text:p text:style-name="P1"><text:span text:style-name="T1">130V</text:span></text:p>
        </draw:rect>
        <draw:rect draw:style-name="gr1" draw:text-style-name="P2" draw:layer="layout" svg:width="1.3cm" svg:height="0.7cm" svg:x="14.8cm" svg:y="3cm">
          <text:p text:style-name="P1"><text:span text:style-name="T1">130V</text:span></text:p>
        </draw:rect>
        <draw:rect draw:style-name="gr1" draw:text-style-name="P2" draw:layer="layout" svg:width="1.3cm" svg:height="0.7cm" svg:x="17cm" svg:y="7.4cm">
          <text:p text:style-name="P1"><text:span text:style-name="T1">0V</text:span></text:p>
        </draw:rect>
        <draw:rect draw:style-name="gr1" draw:text-style-name="P2" draw:layer="layout" svg:width="1.3cm" svg:height="0.7cm" svg:x="5cm" svg:y="3.1cm">
          <text:p text:style-name="P1"><text:span text:style-name="T1">-1.7V</text:span></text:p>
        </draw:rect>
        <draw:rect draw:style-name="gr1" draw:text-style-name="P2" draw:layer="layout" svg:width="1.3cm" svg:height="0.7cm" svg:x="4.9cm" svg:y="8.5cm">
          <text:p text:style-name="P1"><text:span text:style-name="T1">0V</text:span></text:p>
        </draw:rect>
        <draw:rect draw:style-name="gr1" draw:text-style-name="P2" draw:layer="layout" svg:width="1.3cm" svg:height="0.7cm" svg:x="10.7cm" svg:y="8.4cm">
          <text:p text:style-name="P1"><text:span text:style-name="T1">0V</text:span></text:p>
        </draw:rect>
        <draw:rect draw:style-name="gr1" draw:text-style-name="P4" draw:layer="layout" svg:width="1.3cm" svg:height="0.7cm" svg:x="16.8cm" svg:y="5.5cm">
          <text:p text:style-name="P1"><text:span text:style-name="T2">30V</text:span></text:p>
        </draw:rect>
        <draw:rect draw:style-name="gr1" draw:text-style-name="P4" draw:layer="layout" svg:width="1.3cm" svg:height="0.7cm" svg:x="15.9cm" svg:y="5.5cm">
          <text:p text:style-name="P1"><text:span text:style-name="T2">50V</text:span></text:p>
        </draw:rect>
        <draw:rect draw:style-name="gr1" draw:text-style-name="P4" draw:layer="layout" svg:width="1.3cm" svg:height="0.7cm" svg:x="12.7cm" svg:y="5.5cm">
          <text:p text:style-name="P1"><text:span text:style-name="T2">50V</text:span></text:p>
        </draw:rect>
        <draw:rect draw:style-name="gr1" draw:text-style-name="P4" draw:layer="layout" svg:width="1.3cm" svg:height="0.7cm" svg:x="9.5cm" svg:y="5.5cm">
          <text:p text:style-name="P1"><text:span text:style-name="T2">10V</text:span></text:p>
        </draw:rect>
        <draw:rect draw:style-name="gr1" draw:text-style-name="P4" draw:layer="layout" svg:width="1.3cm" svg:height="0.7cm" svg:x="5.4cm" svg:y="5.6cm">
          <text:p text:style-name="P1"><text:span text:style-name="T2">0.5V</text:span></text:p>
        </draw:rect>
        <draw:rect draw:style-name="gr1" draw:text-style-name="P4" draw:layer="layout" svg:width="1.3cm" svg:height="0.7cm" svg:x="18.9cm" svg:y="5.5cm">
          <text:p text:style-name="P1"><text:span text:style-name="T2">100V</text:span></text:p>
        </draw:rect>
        <draw:rect draw:style-name="gr1" draw:text-style-name="P4" draw:layer="layout" svg:width="1.3cm" svg:height="0.7cm" svg:x="11.5cm" svg:y="5.5cm">
          <text:p text:style-name="P1"><text:span text:style-name="T2">30V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1-10T09:51:08.58</dc:date>
    <dc:creator>Martina Föhn</dc:creator>
    <meta:generator>OpenOffice/4.1.2$Win32 OpenOffice.org_project/412m3$Build-9782</meta:generator>
    <meta:editing-duration>PT1H25M23S</meta:editing-duration>
    <meta:editing-cycles>8</meta:editing-cycles>
    <meta:document-statistic meta:object-count="52"/>
  </office:meta>
</office:document-meta>
</file>